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0.43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5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90010" calcext:value-type="float">
            <text:p>290010</text:p>
          </table:table-cell>
          <table:table-cell office:value-type="string" calcext:value-type="string">
            <text:p>Abaíra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90020" calcext:value-type="float">
            <text:p>290020</text:p>
          </table:table-cell>
          <table:table-cell office:value-type="string" calcext:value-type="string">
            <text:p>Abaré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90030" calcext:value-type="float">
            <text:p>290030</text:p>
          </table:table-cell>
          <table:table-cell office:value-type="string" calcext:value-type="string">
            <text:p>Acajutib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90035" calcext:value-type="float">
            <text:p>290035</text:p>
          </table:table-cell>
          <table:table-cell office:value-type="string" calcext:value-type="string">
            <text:p>Adustina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90040" calcext:value-type="float">
            <text:p>290040</text:p>
          </table:table-cell>
          <table:table-cell office:value-type="string" calcext:value-type="string">
            <text:p>Água Fria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90050" calcext:value-type="float">
            <text:p>290050</text:p>
          </table:table-cell>
          <table:table-cell office:value-type="string" calcext:value-type="string">
            <text:p>Érico Cardos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90060" calcext:value-type="float">
            <text:p>290060</text:p>
          </table:table-cell>
          <table:table-cell office:value-type="string" calcext:value-type="string">
            <text:p>Aiquar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90070" calcext:value-type="float">
            <text:p>290070</text:p>
          </table:table-cell>
          <table:table-cell office:value-type="string" calcext:value-type="string">
            <text:p>Alagoinhas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90080" calcext:value-type="float">
            <text:p>290080</text:p>
          </table:table-cell>
          <table:table-cell office:value-type="string" calcext:value-type="string">
            <text:p>Alcobaç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290090" calcext:value-type="float">
            <text:p>290090</text:p>
          </table:table-cell>
          <table:table-cell office:value-type="string" calcext:value-type="string">
            <text:p>Almadina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90100" calcext:value-type="float">
            <text:p>290100</text:p>
          </table:table-cell>
          <table:table-cell office:value-type="string" calcext:value-type="string">
            <text:p>Amargosa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90110" calcext:value-type="float">
            <text:p>290110</text:p>
          </table:table-cell>
          <table:table-cell office:value-type="string" calcext:value-type="string">
            <text:p>Amélia Rodrigues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90115" calcext:value-type="float">
            <text:p>290115</text:p>
          </table:table-cell>
          <table:table-cell office:value-type="string" calcext:value-type="string">
            <text:p>América Dourada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90120" calcext:value-type="float">
            <text:p>290120</text:p>
          </table:table-cell>
          <table:table-cell office:value-type="string" calcext:value-type="string">
            <text:p>Anagé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90130" calcext:value-type="float">
            <text:p>290130</text:p>
          </table:table-cell>
          <table:table-cell office:value-type="string" calcext:value-type="string">
            <text:p>Andaraí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90135" calcext:value-type="float">
            <text:p>290135</text:p>
          </table:table-cell>
          <table:table-cell office:value-type="string" calcext:value-type="string">
            <text:p>Andorinha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290140" calcext:value-type="float">
            <text:p>290140</text:p>
          </table:table-cell>
          <table:table-cell office:value-type="string" calcext:value-type="string">
            <text:p>Angical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90150" calcext:value-type="float">
            <text:p>290150</text:p>
          </table:table-cell>
          <table:table-cell office:value-type="string" calcext:value-type="string">
            <text:p>Anguera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90160" calcext:value-type="float">
            <text:p>290160</text:p>
          </table:table-cell>
          <table:table-cell office:value-type="string" calcext:value-type="string">
            <text:p>Antas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90170" calcext:value-type="float">
            <text:p>290170</text:p>
          </table:table-cell>
          <table:table-cell office:value-type="string" calcext:value-type="string">
            <text:p>Antônio Cardoso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290180" calcext:value-type="float">
            <text:p>290180</text:p>
          </table:table-cell>
          <table:table-cell office:value-type="string" calcext:value-type="string">
            <text:p>Antônio Gonçalves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90190" calcext:value-type="float">
            <text:p>290190</text:p>
          </table:table-cell>
          <table:table-cell office:value-type="string" calcext:value-type="string">
            <text:p>Aporá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90195" calcext:value-type="float">
            <text:p>290195</text:p>
          </table:table-cell>
          <table:table-cell office:value-type="string" calcext:value-type="string">
            <text:p>Apuarema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90200" calcext:value-type="float">
            <text:p>290200</text:p>
          </table:table-cell>
          <table:table-cell office:value-type="string" calcext:value-type="string">
            <text:p>Aracatu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90205" calcext:value-type="float">
            <text:p>290205</text:p>
          </table:table-cell>
          <table:table-cell office:value-type="string" calcext:value-type="string">
            <text:p>Araças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290210" calcext:value-type="float">
            <text:p>290210</text:p>
          </table:table-cell>
          <table:table-cell office:value-type="string" calcext:value-type="string">
            <text:p>Araci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90220" calcext:value-type="float">
            <text:p>290220</text:p>
          </table:table-cell>
          <table:table-cell office:value-type="string" calcext:value-type="string">
            <text:p>Aramari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90225" calcext:value-type="float">
            <text:p>290225</text:p>
          </table:table-cell>
          <table:table-cell office:value-type="string" calcext:value-type="string">
            <text:p>Aratac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0230" calcext:value-type="float">
            <text:p>290230</text:p>
          </table:table-cell>
          <table:table-cell office:value-type="string" calcext:value-type="string">
            <text:p>Aratuípe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0240" calcext:value-type="float">
            <text:p>290240</text:p>
          </table:table-cell>
          <table:table-cell office:value-type="string" calcext:value-type="string">
            <text:p>Aurelino Leal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290250" calcext:value-type="float">
            <text:p>290250</text:p>
          </table:table-cell>
          <table:table-cell office:value-type="string" calcext:value-type="string">
            <text:p>Baianópoli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0260" calcext:value-type="float">
            <text:p>290260</text:p>
          </table:table-cell>
          <table:table-cell office:value-type="string" calcext:value-type="string">
            <text:p>Baixa Grande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290265" calcext:value-type="float">
            <text:p>290265</text:p>
          </table:table-cell>
          <table:table-cell office:value-type="string" calcext:value-type="string">
            <text:p>Banzaê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90270" calcext:value-type="float">
            <text:p>290270</text:p>
          </table:table-cell>
          <table:table-cell office:value-type="string" calcext:value-type="string">
            <text:p>Barra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0280" calcext:value-type="float">
            <text:p>290280</text:p>
          </table:table-cell>
          <table:table-cell office:value-type="string" calcext:value-type="string">
            <text:p>Barra da Estiva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90290" calcext:value-type="float">
            <text:p>290290</text:p>
          </table:table-cell>
          <table:table-cell office:value-type="string" calcext:value-type="string">
            <text:p>Barra do Choça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90300" calcext:value-type="float">
            <text:p>290300</text:p>
          </table:table-cell>
          <table:table-cell office:value-type="string" calcext:value-type="string">
            <text:p>Barra do Mendes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90310" calcext:value-type="float">
            <text:p>290310</text:p>
          </table:table-cell>
          <table:table-cell office:value-type="string" calcext:value-type="string">
            <text:p>Barra do Rocha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290320" calcext:value-type="float">
            <text:p>290320</text:p>
          </table:table-cell>
          <table:table-cell office:value-type="string" calcext:value-type="string">
            <text:p>Barreiras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290323" calcext:value-type="float">
            <text:p>290323</text:p>
          </table:table-cell>
          <table:table-cell office:value-type="string" calcext:value-type="string">
            <text:p>Barro Alt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90327" calcext:value-type="float">
            <text:p>290327</text:p>
          </table:table-cell>
          <table:table-cell office:value-type="string" calcext:value-type="string">
            <text:p>Barroca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0330" calcext:value-type="float">
            <text:p>290330</text:p>
          </table:table-cell>
          <table:table-cell office:value-type="string" calcext:value-type="string">
            <text:p>Barro Preto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90340" calcext:value-type="float">
            <text:p>290340</text:p>
          </table:table-cell>
          <table:table-cell office:value-type="string" calcext:value-type="string">
            <text:p>Belmonte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290350" calcext:value-type="float">
            <text:p>290350</text:p>
          </table:table-cell>
          <table:table-cell office:value-type="string" calcext:value-type="string">
            <text:p>Belo Campo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0360" calcext:value-type="float">
            <text:p>290360</text:p>
          </table:table-cell>
          <table:table-cell office:value-type="string" calcext:value-type="string">
            <text:p>Biritinga</text:p>
          </table:table-cell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float" office:value="290370" calcext:value-type="float">
            <text:p>290370</text:p>
          </table:table-cell>
          <table:table-cell office:value-type="string" calcext:value-type="string">
            <text:p>Boa Nova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90380" calcext:value-type="float">
            <text:p>290380</text:p>
          </table:table-cell>
          <table:table-cell office:value-type="string" calcext:value-type="string">
            <text:p>Boa Vista do Tupim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90390" calcext:value-type="float">
            <text:p>290390</text:p>
          </table:table-cell>
          <table:table-cell office:value-type="string" calcext:value-type="string">
            <text:p>Bom Jesus da Lapa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0395" calcext:value-type="float">
            <text:p>290395</text:p>
          </table:table-cell>
          <table:table-cell office:value-type="string" calcext:value-type="string">
            <text:p>Bom Jesus da Serra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90400" calcext:value-type="float">
            <text:p>290400</text:p>
          </table:table-cell>
          <table:table-cell office:value-type="string" calcext:value-type="string">
            <text:p>Boninal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90405" calcext:value-type="float">
            <text:p>290405</text:p>
          </table:table-cell>
          <table:table-cell office:value-type="string" calcext:value-type="string">
            <text:p>Bonito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90410" calcext:value-type="float">
            <text:p>290410</text:p>
          </table:table-cell>
          <table:table-cell office:value-type="string" calcext:value-type="string">
            <text:p>Boquira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90420" calcext:value-type="float">
            <text:p>290420</text:p>
          </table:table-cell>
          <table:table-cell office:value-type="string" calcext:value-type="string">
            <text:p>Botuporã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90430" calcext:value-type="float">
            <text:p>290430</text:p>
          </table:table-cell>
          <table:table-cell office:value-type="string" calcext:value-type="string">
            <text:p>Brejões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90440" calcext:value-type="float">
            <text:p>290440</text:p>
          </table:table-cell>
          <table:table-cell office:value-type="string" calcext:value-type="string">
            <text:p>Brejolândia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290450" calcext:value-type="float">
            <text:p>290450</text:p>
          </table:table-cell>
          <table:table-cell office:value-type="string" calcext:value-type="string">
            <text:p>Brotas de Macaúbas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90460" calcext:value-type="float">
            <text:p>290460</text:p>
          </table:table-cell>
          <table:table-cell office:value-type="string" calcext:value-type="string">
            <text:p>Brumado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290470" calcext:value-type="float">
            <text:p>290470</text:p>
          </table:table-cell>
          <table:table-cell office:value-type="string" calcext:value-type="string">
            <text:p>Buerarema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90475" calcext:value-type="float">
            <text:p>290475</text:p>
          </table:table-cell>
          <table:table-cell office:value-type="string" calcext:value-type="string">
            <text:p>Buritirama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90480" calcext:value-type="float">
            <text:p>290480</text:p>
          </table:table-cell>
          <table:table-cell office:value-type="string" calcext:value-type="string">
            <text:p>Caatib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290485" calcext:value-type="float">
            <text:p>290485</text:p>
          </table:table-cell>
          <table:table-cell office:value-type="string" calcext:value-type="string">
            <text:p>Cabaceiras do Paraguaçu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float" office:value="290490" calcext:value-type="float">
            <text:p>290490</text:p>
          </table:table-cell>
          <table:table-cell office:value-type="string" calcext:value-type="string">
            <text:p>Cachoeira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  <table:table-cell office:value-type="string" calcext:value-type="string">
            <text:p>Caculé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90510" calcext:value-type="float">
            <text:p>290510</text:p>
          </table:table-cell>
          <table:table-cell office:value-type="string" calcext:value-type="string">
            <text:p>Caém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90515" calcext:value-type="float">
            <text:p>290515</text:p>
          </table:table-cell>
          <table:table-cell office:value-type="string" calcext:value-type="string">
            <text:p>Caetanos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90520" calcext:value-type="float">
            <text:p>290520</text:p>
          </table:table-cell>
          <table:table-cell office:value-type="string" calcext:value-type="string">
            <text:p>Caetité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90530" calcext:value-type="float">
            <text:p>290530</text:p>
          </table:table-cell>
          <table:table-cell office:value-type="string" calcext:value-type="string">
            <text:p>Cafarnaum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90540" calcext:value-type="float">
            <text:p>290540</text:p>
          </table:table-cell>
          <table:table-cell office:value-type="string" calcext:value-type="string">
            <text:p>Cairu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90550" calcext:value-type="float">
            <text:p>290550</text:p>
          </table:table-cell>
          <table:table-cell office:value-type="string" calcext:value-type="string">
            <text:p>Caldeirão Grande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90560" calcext:value-type="float">
            <text:p>290560</text:p>
          </table:table-cell>
          <table:table-cell office:value-type="string" calcext:value-type="string">
            <text:p>Camacan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90570" calcext:value-type="float">
            <text:p>290570</text:p>
          </table:table-cell>
          <table:table-cell office:value-type="string" calcext:value-type="string">
            <text:p>Camaçari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float" office:value="290580" calcext:value-type="float">
            <text:p>290580</text:p>
          </table:table-cell>
          <table:table-cell office:value-type="string" calcext:value-type="string">
            <text:p>Camamu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0590" calcext:value-type="float">
            <text:p>290590</text:p>
          </table:table-cell>
          <table:table-cell office:value-type="string" calcext:value-type="string">
            <text:p>Campo Alegre de Lourdes</text:p>
          </table:table-cell>
          <table:table-cell office:value-type="float" office:value="61.8" calcext:value-type="float">
            <text:p>61,8</text:p>
          </table:table-cell>
        </table:table-row>
        <table:table-row table:style-name="ro1">
          <table:table-cell office:value-type="float" office:value="290600" calcext:value-type="float">
            <text:p>290600</text:p>
          </table:table-cell>
          <table:table-cell office:value-type="string" calcext:value-type="string">
            <text:p>Campo Formoso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float" office:value="290610" calcext:value-type="float">
            <text:p>290610</text:p>
          </table:table-cell>
          <table:table-cell office:value-type="string" calcext:value-type="string">
            <text:p>Canápolis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0620" calcext:value-type="float">
            <text:p>290620</text:p>
          </table:table-cell>
          <table:table-cell office:value-type="string" calcext:value-type="string">
            <text:p>Canarana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90630" calcext:value-type="float">
            <text:p>290630</text:p>
          </table:table-cell>
          <table:table-cell office:value-type="string" calcext:value-type="string">
            <text:p>Canavieiras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90640" calcext:value-type="float">
            <text:p>290640</text:p>
          </table:table-cell>
          <table:table-cell office:value-type="string" calcext:value-type="string">
            <text:p>Candeal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90650" calcext:value-type="float">
            <text:p>290650</text:p>
          </table:table-cell>
          <table:table-cell office:value-type="string" calcext:value-type="string">
            <text:p>Candeias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float" office:value="290660" calcext:value-type="float">
            <text:p>290660</text:p>
          </table:table-cell>
          <table:table-cell office:value-type="string" calcext:value-type="string">
            <text:p>Candib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0670" calcext:value-type="float">
            <text:p>290670</text:p>
          </table:table-cell>
          <table:table-cell office:value-type="string" calcext:value-type="string">
            <text:p>Cândido Sales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90680" calcext:value-type="float">
            <text:p>290680</text:p>
          </table:table-cell>
          <table:table-cell office:value-type="string" calcext:value-type="string">
            <text:p>Cansanção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90682" calcext:value-type="float">
            <text:p>290682</text:p>
          </table:table-cell>
          <table:table-cell office:value-type="string" calcext:value-type="string">
            <text:p>Canudos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90685" calcext:value-type="float">
            <text:p>290685</text:p>
          </table:table-cell>
          <table:table-cell office:value-type="string" calcext:value-type="string">
            <text:p>Capela do Alto Alegre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90687" calcext:value-type="float">
            <text:p>290687</text:p>
          </table:table-cell>
          <table:table-cell office:value-type="string" calcext:value-type="string">
            <text:p>Capim Grosso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90689" calcext:value-type="float">
            <text:p>290689</text:p>
          </table:table-cell>
          <table:table-cell office:value-type="string" calcext:value-type="string">
            <text:p>Caraíbas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90690" calcext:value-type="float">
            <text:p>290690</text:p>
          </table:table-cell>
          <table:table-cell office:value-type="string" calcext:value-type="string">
            <text:p>Caravelas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90700" calcext:value-type="float">
            <text:p>290700</text:p>
          </table:table-cell>
          <table:table-cell office:value-type="string" calcext:value-type="string">
            <text:p>Cardeal da Silva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90710" calcext:value-type="float">
            <text:p>290710</text:p>
          </table:table-cell>
          <table:table-cell office:value-type="string" calcext:value-type="string">
            <text:p>Carinhanha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90720" calcext:value-type="float">
            <text:p>290720</text:p>
          </table:table-cell>
          <table:table-cell office:value-type="string" calcext:value-type="string">
            <text:p>Casa Nova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90730" calcext:value-type="float">
            <text:p>290730</text:p>
          </table:table-cell>
          <table:table-cell office:value-type="string" calcext:value-type="string">
            <text:p>Castro Alves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90740" calcext:value-type="float">
            <text:p>290740</text:p>
          </table:table-cell>
          <table:table-cell office:value-type="string" calcext:value-type="string">
            <text:p>Catolândia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90750" calcext:value-type="float">
            <text:p>290750</text:p>
          </table:table-cell>
          <table:table-cell office:value-type="string" calcext:value-type="string">
            <text:p>Catu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290755" calcext:value-type="float">
            <text:p>290755</text:p>
          </table:table-cell>
          <table:table-cell office:value-type="string" calcext:value-type="string">
            <text:p>Caturama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float" office:value="290760" calcext:value-type="float">
            <text:p>290760</text:p>
          </table:table-cell>
          <table:table-cell office:value-type="string" calcext:value-type="string">
            <text:p>Central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Chorrochó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90780" calcext:value-type="float">
            <text:p>290780</text:p>
          </table:table-cell>
          <table:table-cell office:value-type="string" calcext:value-type="string">
            <text:p>Cícero Dantas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90790" calcext:value-type="float">
            <text:p>290790</text:p>
          </table:table-cell>
          <table:table-cell office:value-type="string" calcext:value-type="string">
            <text:p>Cipó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90800" calcext:value-type="float">
            <text:p>290800</text:p>
          </table:table-cell>
          <table:table-cell office:value-type="string" calcext:value-type="string">
            <text:p>Coaraci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90810" calcext:value-type="float">
            <text:p>290810</text:p>
          </table:table-cell>
          <table:table-cell office:value-type="string" calcext:value-type="string">
            <text:p>Cocos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float" office:value="290820" calcext:value-type="float">
            <text:p>290820</text:p>
          </table:table-cell>
          <table:table-cell office:value-type="string" calcext:value-type="string">
            <text:p>Conceição da Feira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90830" calcext:value-type="float">
            <text:p>290830</text:p>
          </table:table-cell>
          <table:table-cell office:value-type="string" calcext:value-type="string">
            <text:p>Conceição do Almeida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90840" calcext:value-type="float">
            <text:p>290840</text:p>
          </table:table-cell>
          <table:table-cell office:value-type="string" calcext:value-type="string">
            <text:p>Conceição do Coité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90850" calcext:value-type="float">
            <text:p>290850</text:p>
          </table:table-cell>
          <table:table-cell office:value-type="string" calcext:value-type="string">
            <text:p>Conceição do Jacuípe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90860" calcext:value-type="float">
            <text:p>290860</text:p>
          </table:table-cell>
          <table:table-cell office:value-type="string" calcext:value-type="string">
            <text:p>Conde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90870" calcext:value-type="float">
            <text:p>290870</text:p>
          </table:table-cell>
          <table:table-cell office:value-type="string" calcext:value-type="string">
            <text:p>Condeúba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90880" calcext:value-type="float">
            <text:p>290880</text:p>
          </table:table-cell>
          <table:table-cell office:value-type="string" calcext:value-type="string">
            <text:p>Contendas do Sincorá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90890" calcext:value-type="float">
            <text:p>290890</text:p>
          </table:table-cell>
          <table:table-cell office:value-type="string" calcext:value-type="string">
            <text:p>Coração de Maria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90900" calcext:value-type="float">
            <text:p>290900</text:p>
          </table:table-cell>
          <table:table-cell office:value-type="string" calcext:value-type="string">
            <text:p>Cordeiros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90910" calcext:value-type="float">
            <text:p>290910</text:p>
          </table:table-cell>
          <table:table-cell office:value-type="string" calcext:value-type="string">
            <text:p>Corib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0920" calcext:value-type="float">
            <text:p>290920</text:p>
          </table:table-cell>
          <table:table-cell office:value-type="string" calcext:value-type="string">
            <text:p>Coronel João Sá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290930" calcext:value-type="float">
            <text:p>290930</text:p>
          </table:table-cell>
          <table:table-cell office:value-type="string" calcext:value-type="string">
            <text:p>Correntina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90940" calcext:value-type="float">
            <text:p>290940</text:p>
          </table:table-cell>
          <table:table-cell office:value-type="string" calcext:value-type="string">
            <text:p>Cotegipe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90950" calcext:value-type="float">
            <text:p>290950</text:p>
          </table:table-cell>
          <table:table-cell office:value-type="string" calcext:value-type="string">
            <text:p>Cravolândi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90960" calcext:value-type="float">
            <text:p>290960</text:p>
          </table:table-cell>
          <table:table-cell office:value-type="string" calcext:value-type="string">
            <text:p>Crisópolis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90970" calcext:value-type="float">
            <text:p>290970</text:p>
          </table:table-cell>
          <table:table-cell office:value-type="string" calcext:value-type="string">
            <text:p>Cristópolis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90980" calcext:value-type="float">
            <text:p>290980</text:p>
          </table:table-cell>
          <table:table-cell office:value-type="string" calcext:value-type="string">
            <text:p>Cruz das Alma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Curaçá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string" calcext:value-type="string">
            <text:p>Dário Meira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91005" calcext:value-type="float">
            <text:p>291005</text:p>
          </table:table-cell>
          <table:table-cell office:value-type="string" calcext:value-type="string">
            <text:p>Dias d'Ávila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float" office:value="291010" calcext:value-type="float">
            <text:p>291010</text:p>
          </table:table-cell>
          <table:table-cell office:value-type="string" calcext:value-type="string">
            <text:p>Dom Basíli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1020" calcext:value-type="float">
            <text:p>291020</text:p>
          </table:table-cell>
          <table:table-cell office:value-type="string" calcext:value-type="string">
            <text:p>Dom Macedo Costa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Elísio Medrado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91040" calcext:value-type="float">
            <text:p>291040</text:p>
          </table:table-cell>
          <table:table-cell office:value-type="string" calcext:value-type="string">
            <text:p>Encruzilhada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Entre Rios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91060" calcext:value-type="float">
            <text:p>291060</text:p>
          </table:table-cell>
          <table:table-cell office:value-type="string" calcext:value-type="string">
            <text:p>Esplanada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91070" calcext:value-type="float">
            <text:p>291070</text:p>
          </table:table-cell>
          <table:table-cell office:value-type="string" calcext:value-type="string">
            <text:p>Euclides da Cunha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91072" calcext:value-type="float">
            <text:p>291072</text:p>
          </table:table-cell>
          <table:table-cell office:value-type="string" calcext:value-type="string">
            <text:p>Eunápolis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291075" calcext:value-type="float">
            <text:p>291075</text:p>
          </table:table-cell>
          <table:table-cell office:value-type="string" calcext:value-type="string">
            <text:p>Fátima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91077" calcext:value-type="float">
            <text:p>291077</text:p>
          </table:table-cell>
          <table:table-cell office:value-type="string" calcext:value-type="string">
            <text:p>Feira da Mata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91080" calcext:value-type="float">
            <text:p>291080</text:p>
          </table:table-cell>
          <table:table-cell office:value-type="string" calcext:value-type="string">
            <text:p>Feira de Santana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91085" calcext:value-type="float">
            <text:p>291085</text:p>
          </table:table-cell>
          <table:table-cell office:value-type="string" calcext:value-type="string">
            <text:p>Filadélfia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91090" calcext:value-type="float">
            <text:p>291090</text:p>
          </table:table-cell>
          <table:table-cell office:value-type="string" calcext:value-type="string">
            <text:p>Firmino Alves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91100" calcext:value-type="float">
            <text:p>291100</text:p>
          </table:table-cell>
          <table:table-cell office:value-type="string" calcext:value-type="string">
            <text:p>Floresta Azul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91110" calcext:value-type="float">
            <text:p>291110</text:p>
          </table:table-cell>
          <table:table-cell office:value-type="string" calcext:value-type="string">
            <text:p>Formosa do Rio Preto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91120" calcext:value-type="float">
            <text:p>291120</text:p>
          </table:table-cell>
          <table:table-cell office:value-type="string" calcext:value-type="string">
            <text:p>Gandu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291125" calcext:value-type="float">
            <text:p>291125</text:p>
          </table:table-cell>
          <table:table-cell office:value-type="string" calcext:value-type="string">
            <text:p>Gavião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91130" calcext:value-type="float">
            <text:p>291130</text:p>
          </table:table-cell>
          <table:table-cell office:value-type="string" calcext:value-type="string">
            <text:p>Gentio do Ouro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float" office:value="291140" calcext:value-type="float">
            <text:p>291140</text:p>
          </table:table-cell>
          <table:table-cell office:value-type="string" calcext:value-type="string">
            <text:p>Glória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Gongogi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91160" calcext:value-type="float">
            <text:p>291160</text:p>
          </table:table-cell>
          <table:table-cell office:value-type="string" calcext:value-type="string">
            <text:p>Governador Mangabeir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91165" calcext:value-type="float">
            <text:p>291165</text:p>
          </table:table-cell>
          <table:table-cell office:value-type="string" calcext:value-type="string">
            <text:p>Guajeru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91170" calcext:value-type="float">
            <text:p>291170</text:p>
          </table:table-cell>
          <table:table-cell office:value-type="string" calcext:value-type="string">
            <text:p>Guanambi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91180" calcext:value-type="float">
            <text:p>291180</text:p>
          </table:table-cell>
          <table:table-cell office:value-type="string" calcext:value-type="string">
            <text:p>Guaratinga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91185" calcext:value-type="float">
            <text:p>291185</text:p>
          </table:table-cell>
          <table:table-cell office:value-type="string" calcext:value-type="string">
            <text:p>Heliópolis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Iaçu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1200" calcext:value-type="float">
            <text:p>291200</text:p>
          </table:table-cell>
          <table:table-cell office:value-type="string" calcext:value-type="string">
            <text:p>Ibiassucê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291210" calcext:value-type="float">
            <text:p>291210</text:p>
          </table:table-cell>
          <table:table-cell office:value-type="string" calcext:value-type="string">
            <text:p>Ibicaraí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1220" calcext:value-type="float">
            <text:p>291220</text:p>
          </table:table-cell>
          <table:table-cell office:value-type="string" calcext:value-type="string">
            <text:p>Ibicoara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291230" calcext:value-type="float">
            <text:p>291230</text:p>
          </table:table-cell>
          <table:table-cell office:value-type="string" calcext:value-type="string">
            <text:p>Ibicuí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91240" calcext:value-type="float">
            <text:p>291240</text:p>
          </table:table-cell>
          <table:table-cell office:value-type="string" calcext:value-type="string">
            <text:p>Ibipeba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91250" calcext:value-type="float">
            <text:p>291250</text:p>
          </table:table-cell>
          <table:table-cell office:value-type="string" calcext:value-type="string">
            <text:p>Ibipitanga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91260" calcext:value-type="float">
            <text:p>291260</text:p>
          </table:table-cell>
          <table:table-cell office:value-type="string" calcext:value-type="string">
            <text:p>Ibiquera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291270" calcext:value-type="float">
            <text:p>291270</text:p>
          </table:table-cell>
          <table:table-cell office:value-type="string" calcext:value-type="string">
            <text:p>Ibirapitanga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91280" calcext:value-type="float">
            <text:p>291280</text:p>
          </table:table-cell>
          <table:table-cell office:value-type="string" calcext:value-type="string">
            <text:p>Ibirapuã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291290" calcext:value-type="float">
            <text:p>291290</text:p>
          </table:table-cell>
          <table:table-cell office:value-type="string" calcext:value-type="string">
            <text:p>Ibiratai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1300" calcext:value-type="float">
            <text:p>291300</text:p>
          </table:table-cell>
          <table:table-cell office:value-type="string" calcext:value-type="string">
            <text:p>Ibitiara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91310" calcext:value-type="float">
            <text:p>291310</text:p>
          </table:table-cell>
          <table:table-cell office:value-type="string" calcext:value-type="string">
            <text:p>Ibititá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91320" calcext:value-type="float">
            <text:p>291320</text:p>
          </table:table-cell>
          <table:table-cell office:value-type="string" calcext:value-type="string">
            <text:p>Ibotirama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91330" calcext:value-type="float">
            <text:p>291330</text:p>
          </table:table-cell>
          <table:table-cell office:value-type="string" calcext:value-type="string">
            <text:p>Ichu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1340" calcext:value-type="float">
            <text:p>291340</text:p>
          </table:table-cell>
          <table:table-cell office:value-type="string" calcext:value-type="string">
            <text:p>Igaporã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91345" calcext:value-type="float">
            <text:p>291345</text:p>
          </table:table-cell>
          <table:table-cell office:value-type="string" calcext:value-type="string">
            <text:p>Igrapiúna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91350" calcext:value-type="float">
            <text:p>291350</text:p>
          </table:table-cell>
          <table:table-cell office:value-type="string" calcext:value-type="string">
            <text:p>Iguaí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91360" calcext:value-type="float">
            <text:p>291360</text:p>
          </table:table-cell>
          <table:table-cell office:value-type="string" calcext:value-type="string">
            <text:p>Ilhéus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91370" calcext:value-type="float">
            <text:p>291370</text:p>
          </table:table-cell>
          <table:table-cell office:value-type="string" calcext:value-type="string">
            <text:p>Inhambupe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91380" calcext:value-type="float">
            <text:p>291380</text:p>
          </table:table-cell>
          <table:table-cell office:value-type="string" calcext:value-type="string">
            <text:p>Ipecaetá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float" office:value="291390" calcext:value-type="float">
            <text:p>291390</text:p>
          </table:table-cell>
          <table:table-cell office:value-type="string" calcext:value-type="string">
            <text:p>Ipiaú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91400" calcext:value-type="float">
            <text:p>291400</text:p>
          </table:table-cell>
          <table:table-cell office:value-type="string" calcext:value-type="string">
            <text:p>Ipirá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91410" calcext:value-type="float">
            <text:p>291410</text:p>
          </table:table-cell>
          <table:table-cell office:value-type="string" calcext:value-type="string">
            <text:p>Ipupiara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91420" calcext:value-type="float">
            <text:p>291420</text:p>
          </table:table-cell>
          <table:table-cell office:value-type="string" calcext:value-type="string">
            <text:p>Irajuba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Iramaia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float" office:value="291440" calcext:value-type="float">
            <text:p>291440</text:p>
          </table:table-cell>
          <table:table-cell office:value-type="string" calcext:value-type="string">
            <text:p>Iraquara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91450" calcext:value-type="float">
            <text:p>291450</text:p>
          </table:table-cell>
          <table:table-cell office:value-type="string" calcext:value-type="string">
            <text:p>Irará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91460" calcext:value-type="float">
            <text:p>291460</text:p>
          </table:table-cell>
          <table:table-cell office:value-type="string" calcext:value-type="string">
            <text:p>Irecê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291465" calcext:value-type="float">
            <text:p>291465</text:p>
          </table:table-cell>
          <table:table-cell office:value-type="string" calcext:value-type="string">
            <text:p>Itabela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291470" calcext:value-type="float">
            <text:p>291470</text:p>
          </table:table-cell>
          <table:table-cell office:value-type="string" calcext:value-type="string">
            <text:p>Itaberaba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91480" calcext:value-type="float">
            <text:p>291480</text:p>
          </table:table-cell>
          <table:table-cell office:value-type="string" calcext:value-type="string">
            <text:p>Itabuna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91490" calcext:value-type="float">
            <text:p>291490</text:p>
          </table:table-cell>
          <table:table-cell office:value-type="string" calcext:value-type="string">
            <text:p>Itacaré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float" office:value="291500" calcext:value-type="float">
            <text:p>291500</text:p>
          </table:table-cell>
          <table:table-cell office:value-type="string" calcext:value-type="string">
            <text:p>Itaeté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291510" calcext:value-type="float">
            <text:p>291510</text:p>
          </table:table-cell>
          <table:table-cell office:value-type="string" calcext:value-type="string">
            <text:p>Itagi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91520" calcext:value-type="float">
            <text:p>291520</text:p>
          </table:table-cell>
          <table:table-cell office:value-type="string" calcext:value-type="string">
            <text:p>Itagibá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91530" calcext:value-type="float">
            <text:p>291530</text:p>
          </table:table-cell>
          <table:table-cell office:value-type="string" calcext:value-type="string">
            <text:p>Itagimirim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291535" calcext:value-type="float">
            <text:p>291535</text:p>
          </table:table-cell>
          <table:table-cell office:value-type="string" calcext:value-type="string">
            <text:p>Itaguaçu da Bahia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91540" calcext:value-type="float">
            <text:p>291540</text:p>
          </table:table-cell>
          <table:table-cell office:value-type="string" calcext:value-type="string">
            <text:p>Itaju do Colônia</text:p>
          </table:table-cell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291550" calcext:value-type="float">
            <text:p>291550</text:p>
          </table:table-cell>
          <table:table-cell office:value-type="string" calcext:value-type="string">
            <text:p>Itajuípe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291560" calcext:value-type="float">
            <text:p>291560</text:p>
          </table:table-cell>
          <table:table-cell office:value-type="string" calcext:value-type="string">
            <text:p>Itamaraju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291570" calcext:value-type="float">
            <text:p>291570</text:p>
          </table:table-cell>
          <table:table-cell office:value-type="string" calcext:value-type="string">
            <text:p>Itamari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91580" calcext:value-type="float">
            <text:p>291580</text:p>
          </table:table-cell>
          <table:table-cell office:value-type="string" calcext:value-type="string">
            <text:p>Itambé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91590" calcext:value-type="float">
            <text:p>291590</text:p>
          </table:table-cell>
          <table:table-cell office:value-type="string" calcext:value-type="string">
            <text:p>Itanagra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1600" calcext:value-type="float">
            <text:p>291600</text:p>
          </table:table-cell>
          <table:table-cell office:value-type="string" calcext:value-type="string">
            <text:p>Itanhém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91610" calcext:value-type="float">
            <text:p>291610</text:p>
          </table:table-cell>
          <table:table-cell office:value-type="string" calcext:value-type="string">
            <text:p>Itaparic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1620" calcext:value-type="float">
            <text:p>291620</text:p>
          </table:table-cell>
          <table:table-cell office:value-type="string" calcext:value-type="string">
            <text:p>Itapé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91630" calcext:value-type="float">
            <text:p>291630</text:p>
          </table:table-cell>
          <table:table-cell office:value-type="string" calcext:value-type="string">
            <text:p>Itapebi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float" office:value="291640" calcext:value-type="float">
            <text:p>291640</text:p>
          </table:table-cell>
          <table:table-cell office:value-type="string" calcext:value-type="string">
            <text:p>Itapetinga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91650" calcext:value-type="float">
            <text:p>291650</text:p>
          </table:table-cell>
          <table:table-cell office:value-type="string" calcext:value-type="string">
            <text:p>Itapicuru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91660" calcext:value-type="float">
            <text:p>291660</text:p>
          </table:table-cell>
          <table:table-cell office:value-type="string" calcext:value-type="string">
            <text:p>Itapitanga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91670" calcext:value-type="float">
            <text:p>291670</text:p>
          </table:table-cell>
          <table:table-cell office:value-type="string" calcext:value-type="string">
            <text:p>Itaquara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1680" calcext:value-type="float">
            <text:p>291680</text:p>
          </table:table-cell>
          <table:table-cell office:value-type="string" calcext:value-type="string">
            <text:p>Itarantim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291685" calcext:value-type="float">
            <text:p>291685</text:p>
          </table:table-cell>
          <table:table-cell office:value-type="string" calcext:value-type="string">
            <text:p>Itatim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float" office:value="291690" calcext:value-type="float">
            <text:p>291690</text:p>
          </table:table-cell>
          <table:table-cell office:value-type="string" calcext:value-type="string">
            <text:p>Itiruçu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91700" calcext:value-type="float">
            <text:p>291700</text:p>
          </table:table-cell>
          <table:table-cell office:value-type="string" calcext:value-type="string">
            <text:p>Itiúba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91710" calcext:value-type="float">
            <text:p>291710</text:p>
          </table:table-cell>
          <table:table-cell office:value-type="string" calcext:value-type="string">
            <text:p>Itororó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91720" calcext:value-type="float">
            <text:p>291720</text:p>
          </table:table-cell>
          <table:table-cell office:value-type="string" calcext:value-type="string">
            <text:p>Ituaçu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1730" calcext:value-type="float">
            <text:p>291730</text:p>
          </table:table-cell>
          <table:table-cell office:value-type="string" calcext:value-type="string">
            <text:p>Ituberá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float" office:value="291733" calcext:value-type="float">
            <text:p>291733</text:p>
          </table:table-cell>
          <table:table-cell office:value-type="string" calcext:value-type="string">
            <text:p>Iuiú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91735" calcext:value-type="float">
            <text:p>291735</text:p>
          </table:table-cell>
          <table:table-cell office:value-type="string" calcext:value-type="string">
            <text:p>Jaborandi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291740" calcext:value-type="float">
            <text:p>291740</text:p>
          </table:table-cell>
          <table:table-cell office:value-type="string" calcext:value-type="string">
            <text:p>Jacarac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1750" calcext:value-type="float">
            <text:p>291750</text:p>
          </table:table-cell>
          <table:table-cell office:value-type="string" calcext:value-type="string">
            <text:p>Jacobina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91760" calcext:value-type="float">
            <text:p>291760</text:p>
          </table:table-cell>
          <table:table-cell office:value-type="string" calcext:value-type="string">
            <text:p>Jaguaquar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1770" calcext:value-type="float">
            <text:p>291770</text:p>
          </table:table-cell>
          <table:table-cell office:value-type="string" calcext:value-type="string">
            <text:p>Jaguarari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91780" calcext:value-type="float">
            <text:p>291780</text:p>
          </table:table-cell>
          <table:table-cell office:value-type="string" calcext:value-type="string">
            <text:p>Jaguaripe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91790" calcext:value-type="float">
            <text:p>291790</text:p>
          </table:table-cell>
          <table:table-cell office:value-type="string" calcext:value-type="string">
            <text:p>Jandaíra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91800" calcext:value-type="float">
            <text:p>291800</text:p>
          </table:table-cell>
          <table:table-cell office:value-type="string" calcext:value-type="string">
            <text:p>Jequié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291810" calcext:value-type="float">
            <text:p>291810</text:p>
          </table:table-cell>
          <table:table-cell office:value-type="string" calcext:value-type="string">
            <text:p>Jeremoabo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91820" calcext:value-type="float">
            <text:p>291820</text:p>
          </table:table-cell>
          <table:table-cell office:value-type="string" calcext:value-type="string">
            <text:p>Jiquiriçá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91830" calcext:value-type="float">
            <text:p>291830</text:p>
          </table:table-cell>
          <table:table-cell office:value-type="string" calcext:value-type="string">
            <text:p>Jitaún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1835" calcext:value-type="float">
            <text:p>291835</text:p>
          </table:table-cell>
          <table:table-cell office:value-type="string" calcext:value-type="string">
            <text:p>João Dourado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91840" calcext:value-type="float">
            <text:p>291840</text:p>
          </table:table-cell>
          <table:table-cell office:value-type="string" calcext:value-type="string">
            <text:p>Juazeiro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91845" calcext:value-type="float">
            <text:p>291845</text:p>
          </table:table-cell>
          <table:table-cell office:value-type="string" calcext:value-type="string">
            <text:p>Jucuruçu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91850" calcext:value-type="float">
            <text:p>291850</text:p>
          </table:table-cell>
          <table:table-cell office:value-type="string" calcext:value-type="string">
            <text:p>Jussara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1855" calcext:value-type="float">
            <text:p>291855</text:p>
          </table:table-cell>
          <table:table-cell office:value-type="string" calcext:value-type="string">
            <text:p>Jussari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291860" calcext:value-type="float">
            <text:p>291860</text:p>
          </table:table-cell>
          <table:table-cell office:value-type="string" calcext:value-type="string">
            <text:p>Jussiape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91870" calcext:value-type="float">
            <text:p>291870</text:p>
          </table:table-cell>
          <table:table-cell office:value-type="string" calcext:value-type="string">
            <text:p>Lafaiete Coutinho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91875" calcext:value-type="float">
            <text:p>291875</text:p>
          </table:table-cell>
          <table:table-cell office:value-type="string" calcext:value-type="string">
            <text:p>Lagoa Rea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1880" calcext:value-type="float">
            <text:p>291880</text:p>
          </table:table-cell>
          <table:table-cell office:value-type="string" calcext:value-type="string">
            <text:p>Laje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91890" calcext:value-type="float">
            <text:p>291890</text:p>
          </table:table-cell>
          <table:table-cell office:value-type="string" calcext:value-type="string">
            <text:p>Lajedão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291900" calcext:value-type="float">
            <text:p>291900</text:p>
          </table:table-cell>
          <table:table-cell office:value-type="string" calcext:value-type="string">
            <text:p>Lajedinho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91905" calcext:value-type="float">
            <text:p>291905</text:p>
          </table:table-cell>
          <table:table-cell office:value-type="string" calcext:value-type="string">
            <text:p>Lajedo do Tabocal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91910" calcext:value-type="float">
            <text:p>291910</text:p>
          </table:table-cell>
          <table:table-cell office:value-type="string" calcext:value-type="string">
            <text:p>Lamarão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91915" calcext:value-type="float">
            <text:p>291915</text:p>
          </table:table-cell>
          <table:table-cell office:value-type="string" calcext:value-type="string">
            <text:p>Lapão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91920" calcext:value-type="float">
            <text:p>291920</text:p>
          </table:table-cell>
          <table:table-cell office:value-type="string" calcext:value-type="string">
            <text:p>Lauro de Freitas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91930" calcext:value-type="float">
            <text:p>291930</text:p>
          </table:table-cell>
          <table:table-cell office:value-type="string" calcext:value-type="string">
            <text:p>Lençóis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91940" calcext:value-type="float">
            <text:p>291940</text:p>
          </table:table-cell>
          <table:table-cell office:value-type="string" calcext:value-type="string">
            <text:p>Licínio de Almeida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91950" calcext:value-type="float">
            <text:p>291950</text:p>
          </table:table-cell>
          <table:table-cell office:value-type="string" calcext:value-type="string">
            <text:p>Livramento de Nossa Senhora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91955" calcext:value-type="float">
            <text:p>291955</text:p>
          </table:table-cell>
          <table:table-cell office:value-type="string" calcext:value-type="string">
            <text:p>Luís Eduardo Magalhães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291960" calcext:value-type="float">
            <text:p>291960</text:p>
          </table:table-cell>
          <table:table-cell office:value-type="string" calcext:value-type="string">
            <text:p>Macajuba</text:p>
          </table:table-cell>
          <table:table-cell office:value-type="float" office:value="59.7" calcext:value-type="float">
            <text:p>59,7</text:p>
          </table:table-cell>
        </table:table-row>
        <table:table-row table:style-name="ro1">
          <table:table-cell office:value-type="float" office:value="291970" calcext:value-type="float">
            <text:p>291970</text:p>
          </table:table-cell>
          <table:table-cell office:value-type="string" calcext:value-type="string">
            <text:p>Macarani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91980" calcext:value-type="float">
            <text:p>291980</text:p>
          </table:table-cell>
          <table:table-cell office:value-type="string" calcext:value-type="string">
            <text:p>Macaúbas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91990" calcext:value-type="float">
            <text:p>291990</text:p>
          </table:table-cell>
          <table:table-cell office:value-type="string" calcext:value-type="string">
            <text:p>Macururé</text:p>
          </table:table-cell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291992" calcext:value-type="float">
            <text:p>291992</text:p>
          </table:table-cell>
          <table:table-cell office:value-type="string" calcext:value-type="string">
            <text:p>Madre de Deus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91995" calcext:value-type="float">
            <text:p>291995</text:p>
          </table:table-cell>
          <table:table-cell office:value-type="string" calcext:value-type="string">
            <text:p>Maetinga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string" calcext:value-type="string">
            <text:p>Maiquinique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92010" calcext:value-type="float">
            <text:p>292010</text:p>
          </table:table-cell>
          <table:table-cell office:value-type="string" calcext:value-type="string">
            <text:p>Mairi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92020" calcext:value-type="float">
            <text:p>292020</text:p>
          </table:table-cell>
          <table:table-cell office:value-type="string" calcext:value-type="string">
            <text:p>Malhad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2030" calcext:value-type="float">
            <text:p>292030</text:p>
          </table:table-cell>
          <table:table-cell office:value-type="string" calcext:value-type="string">
            <text:p>Malhada de Pedras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92040" calcext:value-type="float">
            <text:p>292040</text:p>
          </table:table-cell>
          <table:table-cell office:value-type="string" calcext:value-type="string">
            <text:p>Manoel Vitorino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92045" calcext:value-type="float">
            <text:p>292045</text:p>
          </table:table-cell>
          <table:table-cell office:value-type="string" calcext:value-type="string">
            <text:p>Mansidão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92050" calcext:value-type="float">
            <text:p>292050</text:p>
          </table:table-cell>
          <table:table-cell office:value-type="string" calcext:value-type="string">
            <text:p>Maracá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2060" calcext:value-type="float">
            <text:p>292060</text:p>
          </table:table-cell>
          <table:table-cell office:value-type="string" calcext:value-type="string">
            <text:p>Maragogip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2070" calcext:value-type="float">
            <text:p>292070</text:p>
          </table:table-cell>
          <table:table-cell office:value-type="string" calcext:value-type="string">
            <text:p>Maraú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292080" calcext:value-type="float">
            <text:p>292080</text:p>
          </table:table-cell>
          <table:table-cell office:value-type="string" calcext:value-type="string">
            <text:p>Marcionílio Souza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Mascote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92100" calcext:value-type="float">
            <text:p>292100</text:p>
          </table:table-cell>
          <table:table-cell office:value-type="string" calcext:value-type="string">
            <text:p>Mata de São Joã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2105" calcext:value-type="float">
            <text:p>292105</text:p>
          </table:table-cell>
          <table:table-cell office:value-type="string" calcext:value-type="string">
            <text:p>Matina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92110" calcext:value-type="float">
            <text:p>292110</text:p>
          </table:table-cell>
          <table:table-cell office:value-type="string" calcext:value-type="string">
            <text:p>Medeiros Neto</text:p>
          </table:table-cell>
          <table:table-cell office:value-type="float" office:value="39.8" calcext:value-type="float">
            <text:p>39,8</text:p>
          </table:table-cell>
        </table:table-row>
        <table:table-row table:style-name="ro1">
          <table:table-cell office:value-type="float" office:value="292120" calcext:value-type="float">
            <text:p>292120</text:p>
          </table:table-cell>
          <table:table-cell office:value-type="string" calcext:value-type="string">
            <text:p>Miguel Calmon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92130" calcext:value-type="float">
            <text:p>292130</text:p>
          </table:table-cell>
          <table:table-cell office:value-type="string" calcext:value-type="string">
            <text:p>Milagres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92140" calcext:value-type="float">
            <text:p>292140</text:p>
          </table:table-cell>
          <table:table-cell office:value-type="string" calcext:value-type="string">
            <text:p>Mirangab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2145" calcext:value-type="float">
            <text:p>292145</text:p>
          </table:table-cell>
          <table:table-cell office:value-type="string" calcext:value-type="string">
            <text:p>Mirante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92150" calcext:value-type="float">
            <text:p>292150</text:p>
          </table:table-cell>
          <table:table-cell office:value-type="string" calcext:value-type="string">
            <text:p>Monte Santo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92160" calcext:value-type="float">
            <text:p>292160</text:p>
          </table:table-cell>
          <table:table-cell office:value-type="string" calcext:value-type="string">
            <text:p>Morpará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92170" calcext:value-type="float">
            <text:p>292170</text:p>
          </table:table-cell>
          <table:table-cell office:value-type="string" calcext:value-type="string">
            <text:p>Morro do Chapéu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Mortugab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2190" calcext:value-type="float">
            <text:p>292190</text:p>
          </table:table-cell>
          <table:table-cell office:value-type="string" calcext:value-type="string">
            <text:p>Mucugê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92200" calcext:value-type="float">
            <text:p>292200</text:p>
          </table:table-cell>
          <table:table-cell office:value-type="string" calcext:value-type="string">
            <text:p>Mucuri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292205" calcext:value-type="float">
            <text:p>292205</text:p>
          </table:table-cell>
          <table:table-cell office:value-type="string" calcext:value-type="string">
            <text:p>Mulungu do Morro</text:p>
          </table:table-cell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float" office:value="292210" calcext:value-type="float">
            <text:p>292210</text:p>
          </table:table-cell>
          <table:table-cell office:value-type="string" calcext:value-type="string">
            <text:p>Mundo Novo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92220" calcext:value-type="float">
            <text:p>292220</text:p>
          </table:table-cell>
          <table:table-cell office:value-type="string" calcext:value-type="string">
            <text:p>Muniz Ferreir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2225" calcext:value-type="float">
            <text:p>292225</text:p>
          </table:table-cell>
          <table:table-cell office:value-type="string" calcext:value-type="string">
            <text:p>Muquém de São Francisco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92230" calcext:value-type="float">
            <text:p>292230</text:p>
          </table:table-cell>
          <table:table-cell office:value-type="string" calcext:value-type="string">
            <text:p>Muritib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Mutuípe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92250" calcext:value-type="float">
            <text:p>292250</text:p>
          </table:table-cell>
          <table:table-cell office:value-type="string" calcext:value-type="string">
            <text:p>Nazaré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Nilo Peçanha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92265" calcext:value-type="float">
            <text:p>292265</text:p>
          </table:table-cell>
          <table:table-cell office:value-type="string" calcext:value-type="string">
            <text:p>Nordestina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float" office:value="292270" calcext:value-type="float">
            <text:p>292270</text:p>
          </table:table-cell>
          <table:table-cell office:value-type="string" calcext:value-type="string">
            <text:p>Nova Canaã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92273" calcext:value-type="float">
            <text:p>292273</text:p>
          </table:table-cell>
          <table:table-cell office:value-type="string" calcext:value-type="string">
            <text:p>Nova Fátima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92275" calcext:value-type="float">
            <text:p>292275</text:p>
          </table:table-cell>
          <table:table-cell office:value-type="string" calcext:value-type="string">
            <text:p>Nova Ibiá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Nova Itaran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2285" calcext:value-type="float">
            <text:p>292285</text:p>
          </table:table-cell>
          <table:table-cell office:value-type="string" calcext:value-type="string">
            <text:p>Nova Redenção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92290" calcext:value-type="float">
            <text:p>292290</text:p>
          </table:table-cell>
          <table:table-cell office:value-type="string" calcext:value-type="string">
            <text:p>Nova Sour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Nova Viçosa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float" office:value="292303" calcext:value-type="float">
            <text:p>292303</text:p>
          </table:table-cell>
          <table:table-cell office:value-type="string" calcext:value-type="string">
            <text:p>Novo Horizonte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292305" calcext:value-type="float">
            <text:p>292305</text:p>
          </table:table-cell>
          <table:table-cell office:value-type="string" calcext:value-type="string">
            <text:p>Novo Triunfo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92310" calcext:value-type="float">
            <text:p>292310</text:p>
          </table:table-cell>
          <table:table-cell office:value-type="string" calcext:value-type="string">
            <text:p>Olindin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2320" calcext:value-type="float">
            <text:p>292320</text:p>
          </table:table-cell>
          <table:table-cell office:value-type="string" calcext:value-type="string">
            <text:p>Oliveira dos Brejinhos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92330" calcext:value-type="float">
            <text:p>292330</text:p>
          </table:table-cell>
          <table:table-cell office:value-type="string" calcext:value-type="string">
            <text:p>Ouriçangas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92335" calcext:value-type="float">
            <text:p>292335</text:p>
          </table:table-cell>
          <table:table-cell office:value-type="string" calcext:value-type="string">
            <text:p>Ourolândia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92340" calcext:value-type="float">
            <text:p>292340</text:p>
          </table:table-cell>
          <table:table-cell office:value-type="string" calcext:value-type="string">
            <text:p>Palmas de Monte Alto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92350" calcext:value-type="float">
            <text:p>292350</text:p>
          </table:table-cell>
          <table:table-cell office:value-type="string" calcext:value-type="string">
            <text:p>Palmeiras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92360" calcext:value-type="float">
            <text:p>292360</text:p>
          </table:table-cell>
          <table:table-cell office:value-type="string" calcext:value-type="string">
            <text:p>Paramirim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float" office:value="292370" calcext:value-type="float">
            <text:p>292370</text:p>
          </table:table-cell>
          <table:table-cell office:value-type="string" calcext:value-type="string">
            <text:p>Paratinga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92380" calcext:value-type="float">
            <text:p>292380</text:p>
          </table:table-cell>
          <table:table-cell office:value-type="string" calcext:value-type="string">
            <text:p>Paripiranga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float" office:value="292390" calcext:value-type="float">
            <text:p>292390</text:p>
          </table:table-cell>
          <table:table-cell office:value-type="string" calcext:value-type="string">
            <text:p>Pau Brasil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92400" calcext:value-type="float">
            <text:p>292400</text:p>
          </table:table-cell>
          <table:table-cell office:value-type="string" calcext:value-type="string">
            <text:p>Paulo Afonso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2405" calcext:value-type="float">
            <text:p>292405</text:p>
          </table:table-cell>
          <table:table-cell office:value-type="string" calcext:value-type="string">
            <text:p>Pé de Serra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2410" calcext:value-type="float">
            <text:p>292410</text:p>
          </table:table-cell>
          <table:table-cell office:value-type="string" calcext:value-type="string">
            <text:p>Pedrão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92420" calcext:value-type="float">
            <text:p>292420</text:p>
          </table:table-cell>
          <table:table-cell office:value-type="string" calcext:value-type="string">
            <text:p>Pedro Alexandre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92430" calcext:value-type="float">
            <text:p>292430</text:p>
          </table:table-cell>
          <table:table-cell office:value-type="string" calcext:value-type="string">
            <text:p>Piatã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float" office:value="292440" calcext:value-type="float">
            <text:p>292440</text:p>
          </table:table-cell>
          <table:table-cell office:value-type="string" calcext:value-type="string">
            <text:p>Pilão Arcado</text:p>
          </table:table-cell>
          <table:table-cell office:value-type="float" office:value="61.9" calcext:value-type="float">
            <text:p>61,9</text:p>
          </table:table-cell>
        </table:table-row>
        <table:table-row table:style-name="ro1">
          <table:table-cell office:value-type="float" office:value="292450" calcext:value-type="float">
            <text:p>292450</text:p>
          </table:table-cell>
          <table:table-cell office:value-type="string" calcext:value-type="string">
            <text:p>Pindaí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92460" calcext:value-type="float">
            <text:p>292460</text:p>
          </table:table-cell>
          <table:table-cell office:value-type="string" calcext:value-type="string">
            <text:p>Pindobaçu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2465" calcext:value-type="float">
            <text:p>292465</text:p>
          </table:table-cell>
          <table:table-cell office:value-type="string" calcext:value-type="string">
            <text:p>Pintadas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92467" calcext:value-type="float">
            <text:p>292467</text:p>
          </table:table-cell>
          <table:table-cell office:value-type="string" calcext:value-type="string">
            <text:p>Piraí do Norte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292470" calcext:value-type="float">
            <text:p>292470</text:p>
          </table:table-cell>
          <table:table-cell office:value-type="string" calcext:value-type="string">
            <text:p>Piripá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2480" calcext:value-type="float">
            <text:p>292480</text:p>
          </table:table-cell>
          <table:table-cell office:value-type="string" calcext:value-type="string">
            <text:p>Piritiba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92490" calcext:value-type="float">
            <text:p>292490</text:p>
          </table:table-cell>
          <table:table-cell office:value-type="string" calcext:value-type="string">
            <text:p>Planaltino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92500" calcext:value-type="float">
            <text:p>292500</text:p>
          </table:table-cell>
          <table:table-cell office:value-type="string" calcext:value-type="string">
            <text:p>Planalto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92510" calcext:value-type="float">
            <text:p>292510</text:p>
          </table:table-cell>
          <table:table-cell office:value-type="string" calcext:value-type="string">
            <text:p>Poçõe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2520" calcext:value-type="float">
            <text:p>292520</text:p>
          </table:table-cell>
          <table:table-cell office:value-type="string" calcext:value-type="string">
            <text:p>Pojuca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92525" calcext:value-type="float">
            <text:p>292525</text:p>
          </table:table-cell>
          <table:table-cell office:value-type="string" calcext:value-type="string">
            <text:p>Ponto Novo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292530" calcext:value-type="float">
            <text:p>292530</text:p>
          </table:table-cell>
          <table:table-cell office:value-type="string" calcext:value-type="string">
            <text:p>Porto Segur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2540" calcext:value-type="float">
            <text:p>292540</text:p>
          </table:table-cell>
          <table:table-cell office:value-type="string" calcext:value-type="string">
            <text:p>Potiraguá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292550" calcext:value-type="float">
            <text:p>292550</text:p>
          </table:table-cell>
          <table:table-cell office:value-type="string" calcext:value-type="string">
            <text:p>Prado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92560" calcext:value-type="float">
            <text:p>292560</text:p>
          </table:table-cell>
          <table:table-cell office:value-type="string" calcext:value-type="string">
            <text:p>Presidente Dutr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92570" calcext:value-type="float">
            <text:p>292570</text:p>
          </table:table-cell>
          <table:table-cell office:value-type="string" calcext:value-type="string">
            <text:p>Presidente Jânio Quadros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92575" calcext:value-type="float">
            <text:p>292575</text:p>
          </table:table-cell>
          <table:table-cell office:value-type="string" calcext:value-type="string">
            <text:p>Presidente Tancredo Neves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92580" calcext:value-type="float">
            <text:p>292580</text:p>
          </table:table-cell>
          <table:table-cell office:value-type="string" calcext:value-type="string">
            <text:p>Queimadas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92590" calcext:value-type="float">
            <text:p>292590</text:p>
          </table:table-cell>
          <table:table-cell office:value-type="string" calcext:value-type="string">
            <text:p>Quijingue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92593" calcext:value-type="float">
            <text:p>292593</text:p>
          </table:table-cell>
          <table:table-cell office:value-type="string" calcext:value-type="string">
            <text:p>Quixabeira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292595" calcext:value-type="float">
            <text:p>292595</text:p>
          </table:table-cell>
          <table:table-cell office:value-type="string" calcext:value-type="string">
            <text:p>Rafael Jambeiro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92600" calcext:value-type="float">
            <text:p>292600</text:p>
          </table:table-cell>
          <table:table-cell office:value-type="string" calcext:value-type="string">
            <text:p>Remans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92610" calcext:value-type="float">
            <text:p>292610</text:p>
          </table:table-cell>
          <table:table-cell office:value-type="string" calcext:value-type="string">
            <text:p>Retirolândia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92620" calcext:value-type="float">
            <text:p>292620</text:p>
          </table:table-cell>
          <table:table-cell office:value-type="string" calcext:value-type="string">
            <text:p>Riachão das Neves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92630" calcext:value-type="float">
            <text:p>292630</text:p>
          </table:table-cell>
          <table:table-cell office:value-type="string" calcext:value-type="string">
            <text:p>Riachão do Jacuípe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92640" calcext:value-type="float">
            <text:p>292640</text:p>
          </table:table-cell>
          <table:table-cell office:value-type="string" calcext:value-type="string">
            <text:p>Riacho de Santana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92650" calcext:value-type="float">
            <text:p>292650</text:p>
          </table:table-cell>
          <table:table-cell office:value-type="string" calcext:value-type="string">
            <text:p>Ribeira do Amparo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292660" calcext:value-type="float">
            <text:p>292660</text:p>
          </table:table-cell>
          <table:table-cell office:value-type="string" calcext:value-type="string">
            <text:p>Ribeira do Pombal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92665" calcext:value-type="float">
            <text:p>292665</text:p>
          </table:table-cell>
          <table:table-cell office:value-type="string" calcext:value-type="string">
            <text:p>Ribeirão do Largo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292670" calcext:value-type="float">
            <text:p>292670</text:p>
          </table:table-cell>
          <table:table-cell office:value-type="string" calcext:value-type="string">
            <text:p>Rio de Contas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float" office:value="292680" calcext:value-type="float">
            <text:p>292680</text:p>
          </table:table-cell>
          <table:table-cell office:value-type="string" calcext:value-type="string">
            <text:p>Rio do Antôni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2690" calcext:value-type="float">
            <text:p>292690</text:p>
          </table:table-cell>
          <table:table-cell office:value-type="string" calcext:value-type="string">
            <text:p>Rio do Pir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2700" calcext:value-type="float">
            <text:p>292700</text:p>
          </table:table-cell>
          <table:table-cell office:value-type="string" calcext:value-type="string">
            <text:p>Rio Real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92710" calcext:value-type="float">
            <text:p>292710</text:p>
          </table:table-cell>
          <table:table-cell office:value-type="string" calcext:value-type="string">
            <text:p>Rodelas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92720" calcext:value-type="float">
            <text:p>292720</text:p>
          </table:table-cell>
          <table:table-cell office:value-type="string" calcext:value-type="string">
            <text:p>Ruy Barbosa</text:p>
          </table:table-cell>
          <table:table-cell office:value-type="float" office:value="50.6" calcext:value-type="float">
            <text:p>50,6</text:p>
          </table:table-cell>
        </table:table-row>
        <table:table-row table:style-name="ro1">
          <table:table-cell office:value-type="float" office:value="292730" calcext:value-type="float">
            <text:p>292730</text:p>
          </table:table-cell>
          <table:table-cell office:value-type="string" calcext:value-type="string">
            <text:p>Salinas da Margarida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92740" calcext:value-type="float">
            <text:p>292740</text:p>
          </table:table-cell>
          <table:table-cell office:value-type="string" calcext:value-type="string">
            <text:p>Salvado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2750" calcext:value-type="float">
            <text:p>292750</text:p>
          </table:table-cell>
          <table:table-cell office:value-type="string" calcext:value-type="string">
            <text:p>Santa Bárbara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float" office:value="292760" calcext:value-type="float">
            <text:p>292760</text:p>
          </table:table-cell>
          <table:table-cell office:value-type="string" calcext:value-type="string">
            <text:p>Santa Brígida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92770" calcext:value-type="float">
            <text:p>292770</text:p>
          </table:table-cell>
          <table:table-cell office:value-type="string" calcext:value-type="string">
            <text:p>Santa Cruz Cabrál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Santa Cruz da Vitória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292790" calcext:value-type="float">
            <text:p>292790</text:p>
          </table:table-cell>
          <table:table-cell office:value-type="string" calcext:value-type="string">
            <text:p>Santa Inês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Santaluz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92805" calcext:value-type="float">
            <text:p>292805</text:p>
          </table:table-cell>
          <table:table-cell office:value-type="string" calcext:value-type="string">
            <text:p>Santa Luzia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float" office:value="292810" calcext:value-type="float">
            <text:p>292810</text:p>
          </table:table-cell>
          <table:table-cell office:value-type="string" calcext:value-type="string">
            <text:p>Santa Maria da Vitória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92820" calcext:value-type="float">
            <text:p>292820</text:p>
          </table:table-cell>
          <table:table-cell office:value-type="string" calcext:value-type="string">
            <text:p>Santana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292830" calcext:value-type="float">
            <text:p>292830</text:p>
          </table:table-cell>
          <table:table-cell office:value-type="string" calcext:value-type="string">
            <text:p>Santanópolis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Santa Rita de Cássia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92850" calcext:value-type="float">
            <text:p>292850</text:p>
          </table:table-cell>
          <table:table-cell office:value-type="string" calcext:value-type="string">
            <text:p>Santa Teresinha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Santo Amar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92870" calcext:value-type="float">
            <text:p>292870</text:p>
          </table:table-cell>
          <table:table-cell office:value-type="string" calcext:value-type="string">
            <text:p>Santo Antônio de Jesus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92880" calcext:value-type="float">
            <text:p>292880</text:p>
          </table:table-cell>
          <table:table-cell office:value-type="string" calcext:value-type="string">
            <text:p>Santo Estêvão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92890" calcext:value-type="float">
            <text:p>292890</text:p>
          </table:table-cell>
          <table:table-cell office:value-type="string" calcext:value-type="string">
            <text:p>São Desidério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92895" calcext:value-type="float">
            <text:p>292895</text:p>
          </table:table-cell>
          <table:table-cell office:value-type="string" calcext:value-type="string">
            <text:p>São Domingos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92900" calcext:value-type="float">
            <text:p>292900</text:p>
          </table:table-cell>
          <table:table-cell office:value-type="string" calcext:value-type="string">
            <text:p>São Félix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92905" calcext:value-type="float">
            <text:p>292905</text:p>
          </table:table-cell>
          <table:table-cell office:value-type="string" calcext:value-type="string">
            <text:p>São Félix do Coribe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São Felipe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92920" calcext:value-type="float">
            <text:p>292920</text:p>
          </table:table-cell>
          <table:table-cell office:value-type="string" calcext:value-type="string">
            <text:p>São Francisco do Cond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2925" calcext:value-type="float">
            <text:p>292925</text:p>
          </table:table-cell>
          <table:table-cell office:value-type="string" calcext:value-type="string">
            <text:p>São Gabriel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92930" calcext:value-type="float">
            <text:p>292930</text:p>
          </table:table-cell>
          <table:table-cell office:value-type="string" calcext:value-type="string">
            <text:p>São Gonçalo dos Campos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92935" calcext:value-type="float">
            <text:p>292935</text:p>
          </table:table-cell>
          <table:table-cell office:value-type="string" calcext:value-type="string">
            <text:p>São José da Vitória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292937" calcext:value-type="float">
            <text:p>292937</text:p>
          </table:table-cell>
          <table:table-cell office:value-type="string" calcext:value-type="string">
            <text:p>São José do Jacuípe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2940" calcext:value-type="float">
            <text:p>292940</text:p>
          </table:table-cell>
          <table:table-cell office:value-type="string" calcext:value-type="string">
            <text:p>São Miguel das Matas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292950" calcext:value-type="float">
            <text:p>292950</text:p>
          </table:table-cell>
          <table:table-cell office:value-type="string" calcext:value-type="string">
            <text:p>São Sebastião do Passé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92960" calcext:value-type="float">
            <text:p>292960</text:p>
          </table:table-cell>
          <table:table-cell office:value-type="string" calcext:value-type="string">
            <text:p>Sapeaçu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2970" calcext:value-type="float">
            <text:p>292970</text:p>
          </table:table-cell>
          <table:table-cell office:value-type="string" calcext:value-type="string">
            <text:p>Sátiro Dias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92975" calcext:value-type="float">
            <text:p>292975</text:p>
          </table:table-cell>
          <table:table-cell office:value-type="string" calcext:value-type="string">
            <text:p>Saubara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92980" calcext:value-type="float">
            <text:p>292980</text:p>
          </table:table-cell>
          <table:table-cell office:value-type="string" calcext:value-type="string">
            <text:p>Saúde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92990" calcext:value-type="float">
            <text:p>292990</text:p>
          </table:table-cell>
          <table:table-cell office:value-type="string" calcext:value-type="string">
            <text:p>Seabra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string" calcext:value-type="string">
            <text:p>Sebastião Laranjeira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3010" calcext:value-type="float">
            <text:p>293010</text:p>
          </table:table-cell>
          <table:table-cell office:value-type="string" calcext:value-type="string">
            <text:p>Senhor do Bonfim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93015" calcext:value-type="float">
            <text:p>293015</text:p>
          </table:table-cell>
          <table:table-cell office:value-type="string" calcext:value-type="string">
            <text:p>Serra do Ramalho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93020" calcext:value-type="float">
            <text:p>293020</text:p>
          </table:table-cell>
          <table:table-cell office:value-type="string" calcext:value-type="string">
            <text:p>Sento Sé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93030" calcext:value-type="float">
            <text:p>293030</text:p>
          </table:table-cell>
          <table:table-cell office:value-type="string" calcext:value-type="string">
            <text:p>Serra Dourad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93040" calcext:value-type="float">
            <text:p>293040</text:p>
          </table:table-cell>
          <table:table-cell office:value-type="string" calcext:value-type="string">
            <text:p>Serra Preta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93050" calcext:value-type="float">
            <text:p>293050</text:p>
          </table:table-cell>
          <table:table-cell office:value-type="string" calcext:value-type="string">
            <text:p>Serrinha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93060" calcext:value-type="float">
            <text:p>293060</text:p>
          </table:table-cell>
          <table:table-cell office:value-type="string" calcext:value-type="string">
            <text:p>Serrolândia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93070" calcext:value-type="float">
            <text:p>293070</text:p>
          </table:table-cell>
          <table:table-cell office:value-type="string" calcext:value-type="string">
            <text:p>Simões Filh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3075" calcext:value-type="float">
            <text:p>293075</text:p>
          </table:table-cell>
          <table:table-cell office:value-type="string" calcext:value-type="string">
            <text:p>Sítio do Mato</text:p>
          </table:table-cell>
          <table:table-cell office:value-type="float" office:value="62.6" calcext:value-type="float">
            <text:p>62,6</text:p>
          </table:table-cell>
        </table:table-row>
        <table:table-row table:style-name="ro1">
          <table:table-cell office:value-type="float" office:value="293076" calcext:value-type="float">
            <text:p>293076</text:p>
          </table:table-cell>
          <table:table-cell office:value-type="string" calcext:value-type="string">
            <text:p>Sítio do Quinto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float" office:value="293077" calcext:value-type="float">
            <text:p>293077</text:p>
          </table:table-cell>
          <table:table-cell office:value-type="string" calcext:value-type="string">
            <text:p>Sobradinho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93080" calcext:value-type="float">
            <text:p>293080</text:p>
          </table:table-cell>
          <table:table-cell office:value-type="string" calcext:value-type="string">
            <text:p>Souto Soares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93090" calcext:value-type="float">
            <text:p>293090</text:p>
          </table:table-cell>
          <table:table-cell office:value-type="string" calcext:value-type="string">
            <text:p>Tabocas do Brejo Velho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float" office:value="293100" calcext:value-type="float">
            <text:p>293100</text:p>
          </table:table-cell>
          <table:table-cell office:value-type="string" calcext:value-type="string">
            <text:p>Tanhaçu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93105" calcext:value-type="float">
            <text:p>293105</text:p>
          </table:table-cell>
          <table:table-cell office:value-type="string" calcext:value-type="string">
            <text:p>Tanque Novo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float" office:value="293110" calcext:value-type="float">
            <text:p>293110</text:p>
          </table:table-cell>
          <table:table-cell office:value-type="string" calcext:value-type="string">
            <text:p>Tanquinho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93120" calcext:value-type="float">
            <text:p>293120</text:p>
          </table:table-cell>
          <table:table-cell office:value-type="string" calcext:value-type="string">
            <text:p>Taperoá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93130" calcext:value-type="float">
            <text:p>293130</text:p>
          </table:table-cell>
          <table:table-cell office:value-type="string" calcext:value-type="string">
            <text:p>Tapiramutá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3135" calcext:value-type="float">
            <text:p>293135</text:p>
          </table:table-cell>
          <table:table-cell office:value-type="string" calcext:value-type="string">
            <text:p>Teixeira de Freitas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93140" calcext:value-type="float">
            <text:p>293140</text:p>
          </table:table-cell>
          <table:table-cell office:value-type="string" calcext:value-type="string">
            <text:p>Teodoro Sampaio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293150" calcext:value-type="float">
            <text:p>293150</text:p>
          </table:table-cell>
          <table:table-cell office:value-type="string" calcext:value-type="string">
            <text:p>Teofilândia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293160" calcext:value-type="float">
            <text:p>293160</text:p>
          </table:table-cell>
          <table:table-cell office:value-type="string" calcext:value-type="string">
            <text:p>Teolândia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float" office:value="293170" calcext:value-type="float">
            <text:p>293170</text:p>
          </table:table-cell>
          <table:table-cell office:value-type="string" calcext:value-type="string">
            <text:p>Terra Nova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93180" calcext:value-type="float">
            <text:p>293180</text:p>
          </table:table-cell>
          <table:table-cell office:value-type="string" calcext:value-type="string">
            <text:p>Tremedal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93190" calcext:value-type="float">
            <text:p>293190</text:p>
          </table:table-cell>
          <table:table-cell office:value-type="string" calcext:value-type="string">
            <text:p>Tucano</text:p>
          </table:table-cell>
          <table:table-cell office:value-type="float" office:value="57.3" calcext:value-type="float">
            <text:p>57,3</text:p>
          </table:table-cell>
        </table:table-row>
        <table:table-row table:style-name="ro1">
          <table:table-cell office:value-type="float" office:value="293200" calcext:value-type="float">
            <text:p>293200</text:p>
          </table:table-cell>
          <table:table-cell office:value-type="string" calcext:value-type="string">
            <text:p>Uauá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93210" calcext:value-type="float">
            <text:p>293210</text:p>
          </table:table-cell>
          <table:table-cell office:value-type="string" calcext:value-type="string">
            <text:p>Ubaíra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93220" calcext:value-type="float">
            <text:p>293220</text:p>
          </table:table-cell>
          <table:table-cell office:value-type="string" calcext:value-type="string">
            <text:p>Ubaitab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3230" calcext:value-type="float">
            <text:p>293230</text:p>
          </table:table-cell>
          <table:table-cell office:value-type="string" calcext:value-type="string">
            <text:p>Ubatã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293240" calcext:value-type="float">
            <text:p>293240</text:p>
          </table:table-cell>
          <table:table-cell office:value-type="string" calcext:value-type="string">
            <text:p>Uibaí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93245" calcext:value-type="float">
            <text:p>293245</text:p>
          </table:table-cell>
          <table:table-cell office:value-type="string" calcext:value-type="string">
            <text:p>Umburanas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93250" calcext:value-type="float">
            <text:p>293250</text:p>
          </table:table-cell>
          <table:table-cell office:value-type="string" calcext:value-type="string">
            <text:p>Una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float" office:value="293260" calcext:value-type="float">
            <text:p>293260</text:p>
          </table:table-cell>
          <table:table-cell office:value-type="string" calcext:value-type="string">
            <text:p>Urandi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93270" calcext:value-type="float">
            <text:p>293270</text:p>
          </table:table-cell>
          <table:table-cell office:value-type="string" calcext:value-type="string">
            <text:p>Uruçuca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float" office:value="293280" calcext:value-type="float">
            <text:p>293280</text:p>
          </table:table-cell>
          <table:table-cell office:value-type="string" calcext:value-type="string">
            <text:p>Utinga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93290" calcext:value-type="float">
            <text:p>293290</text:p>
          </table:table-cell>
          <table:table-cell office:value-type="string" calcext:value-type="string">
            <text:p>Valença</text:p>
          </table:table-cell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293300" calcext:value-type="float">
            <text:p>293300</text:p>
          </table:table-cell>
          <table:table-cell office:value-type="string" calcext:value-type="string">
            <text:p>Valente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93305" calcext:value-type="float">
            <text:p>293305</text:p>
          </table:table-cell>
          <table:table-cell office:value-type="string" calcext:value-type="string">
            <text:p>Várzea da Roç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3310" calcext:value-type="float">
            <text:p>293310</text:p>
          </table:table-cell>
          <table:table-cell office:value-type="string" calcext:value-type="string">
            <text:p>Várzea do Poç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93315" calcext:value-type="float">
            <text:p>293315</text:p>
          </table:table-cell>
          <table:table-cell office:value-type="string" calcext:value-type="string">
            <text:p>Várzea Nov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93317" calcext:value-type="float">
            <text:p>293317</text:p>
          </table:table-cell>
          <table:table-cell office:value-type="string" calcext:value-type="string">
            <text:p>Varzedo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3320" calcext:value-type="float">
            <text:p>293320</text:p>
          </table:table-cell>
          <table:table-cell office:value-type="string" calcext:value-type="string">
            <text:p>Vera Cruz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293325" calcext:value-type="float">
            <text:p>293325</text:p>
          </table:table-cell>
          <table:table-cell office:value-type="string" calcext:value-type="string">
            <text:p>Vereda</text:p>
          </table:table-cell>
          <table:table-cell office:value-type="float" office:value="35.5" calcext:value-type="float">
            <text:p>35,5</text:p>
          </table:table-cell>
        </table:table-row>
        <table:table-row table:style-name="ro1">
          <table:table-cell office:value-type="float" office:value="293330" calcext:value-type="float">
            <text:p>293330</text:p>
          </table:table-cell>
          <table:table-cell office:value-type="string" calcext:value-type="string">
            <text:p>Vitória da Conquista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float" office:value="293340" calcext:value-type="float">
            <text:p>293340</text:p>
          </table:table-cell>
          <table:table-cell office:value-type="string" calcext:value-type="string">
            <text:p>Wagner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93345" calcext:value-type="float">
            <text:p>293345</text:p>
          </table:table-cell>
          <table:table-cell office:value-type="string" calcext:value-type="string">
            <text:p>Wanderley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93350" calcext:value-type="float">
            <text:p>293350</text:p>
          </table:table-cell>
          <table:table-cell office:value-type="string" calcext:value-type="string">
            <text:p>Wenceslau Guimarãe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3360" calcext:value-type="float">
            <text:p>293360</text:p>
          </table:table-cell>
          <table:table-cell office:value-type="string" calcext:value-type="string">
            <text:p>Xique-Xique</text:p>
          </table:table-cell>
          <table:table-cell office:value-type="float" office:value="53.9" calcext:value-type="float">
            <text:p>53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06:06.388310000</dc:date>
    <meta:editing-duration>PT3M44S</meta:editing-duration>
    <meta:editing-cycles>1</meta:editing-cycles>
    <meta:document-statistic meta:table-count="1" meta:cell-count="1254" meta:object-count="0"/>
    <meta:generator>LibreOffice_Vanilla/5.2.3.5$MacOSX_X86_64 LibreOffice_project/83adc9c35c74e0badc710d981405858b1179a327</meta:generator>
  </office:meta>
</office:document-meta>
</file>